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 officeooo:paragraph-rsid="00103026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s <text:span text:style-name="T3">the</text:span><text:span text:style-name="T3"><text:text-input text:description="Template"> @Model.Date</text:text-input></text:span><text:span text:style-name="T3">th of </text:span><text:span text:style-name="T3"><text:text-input text:description="Template">@Model.Month</text:text-input></text:span><text:span text:style-name="T3"> and my client's name is </text:span><text:span text:style-name="T3"><text:text-input text:description="Template">@Model.Name</text:text-input></text:span><text:span text:style-name="T3">. </text:span></text:p>
      <text:p text:style-name="P2"/>
      <text:p text:style-name="Preformatted_20_Text"><text:span text:style-name="T1">Yesterday I sent an email to Blarg</text:span>@<text:span text:style-name="T4">M</text:span>odel.com <text:span text:style-name="T2">and bad @Model.Bork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13:58:17.802000000</dc:date>
    <meta:generator>LibreOffice/4.2.4.2$Windows_x86 LibreOffice_project/63150712c6d317d27ce2db16eb94c2f3d7b699f8</meta:generator>
    <meta:editing-duration>PT5S</meta:editing-duration>
    <meta:editing-cycles>15</meta:editing-cycles>
    <meta:document-statistic meta:table-count="0" meta:image-count="0" meta:object-count="0" meta:page-count="1" meta:paragraph-count="2" meta:word-count="30" meta:character-count="150" meta:non-whitespace-character-count="129"/>
  </office:meta>
</office:document-meta>
</file>